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77cm"/>
    </style:style>
    <style:style style:name="gr5" style:family="graphic" style:parent-style-name="objectwithoutfill">
      <style:graphic-properties draw:stroke="dash" draw:stroke-dash="Line_20_with_20_Fine_20_Dots" svg:stroke-color="#999999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25cm"/>
    </style:style>
    <style:style style:name="gr7" style:family="graphic" style:parent-style-name="standard">
      <style:graphic-properties draw:stroke="none" svg:stroke-color="#000000" draw:fill="none" draw:fill-color="#ffffff" fo:min-height="1.255cm"/>
    </style:style>
    <style:style style:name="gr8" style:family="graphic" style:parent-style-name="standard">
      <style:graphic-properties draw:stroke="none" svg:stroke-color="#000000" draw:fill="none" draw:fill-color="#ffffff" fo:min-height="0.954cm"/>
    </style:style>
    <style:style style:name="gr9" style:family="graphic" style:parent-style-name="objectwithoutfill">
      <style:graphic-properties draw:stroke="dash" draw:stroke-dash="Fine_20_Dashe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text-properties fo:font-size="18pt"/>
    </style:style>
    <style:style style:name="P7" style:family="paragraph">
      <style:paragraph-properties fo:text-align="end"/>
      <style:text-properties fo:font-size="18pt" fo:font-weight="bold" style:font-weight-asian="bold" style:font-weight-complex="bold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5cm" svg:height="1.45cm" svg:x="2.4cm" svg:y="2.756cm">
          <text:p text:style-name="P1"><text:span text:style-name="T1">Check O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041cm" svg:height="0.952cm" svg:x="5.1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41cm" svg:y1="1.952cm" svg:x2="5.65cm" svg:y2="2.756cm" draw:start-shape="id1" draw:start-glue-point="8" draw:end-shape="id2" draw:end-glue-point="0" svg:d="M5641 1952v403h9v401" svg:viewBox="0 0 10 805">
          <text:p/>
        </draw:connector>
        <draw:frame draw:style-name="gr4" draw:layer="layout" svg:width="4.207cm" svg:height="1.127cm" svg:x="6.266cm" svg:y="1.058cm">
          <draw:text-box>
            <text:p>Start</text:p>
          </draw:text-box>
        </draw:frame>
        <draw:custom-shape draw:style-name="gr1" draw:text-style-name="P2" xml:id="id6" draw:id="id6" draw:layer="layout" svg:width="6.5cm" svg:height="1.45cm" svg:x="2.4cm" svg:y="10cm">
          <text:p text:style-name="P1"><text:span text:style-name="T1">Send “Create Payment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5cm" svg:height="1.45cm" svg:x="2.4cm" svg:y="5.07cm">
          <text:p text:style-name="P1"><text:span text:style-name="T1">Send “Credentials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4.206cm" svg:x2="5.65cm" svg:y2="5.07cm" draw:start-shape="id2" draw:start-glue-point="2" draw:end-shape="id3" draw:end-glue-point="0" svg:d="M5650 4206v864" svg:viewBox="0 0 1 865">
          <text:p/>
        </draw:connector>
        <draw:connector draw:style-name="gr3" draw:text-style-name="P1" draw:layer="layout" svg:x1="16.212cm" svg:y1="6.52cm" svg:x2="5.65cm" svg:y2="7.817cm" draw:start-shape="id4" draw:start-glue-point="2" draw:end-shape="id5" draw:end-glue-point="0" svg:d="M16212 6520v649h-10562v648" svg:viewBox="0 0 10563 1298">
          <text:p/>
        </draw:connector>
        <draw:line draw:style-name="gr5" draw:text-style-name="P1" draw:layer="layout" svg:x1="10.887cm" svg:y1="1cm" svg:x2="11.017cm" svg:y2="26.94cm">
          <text:p/>
        </draw:line>
        <draw:frame draw:style-name="gr6" draw:layer="layout" svg:width="3.164cm" svg:height="1.375cm" svg:x="1cm" svg:y="1cm">
          <draw:text-box>
            <text:p><text:span text:style-name="T2">Snap</text:span>!</text:p>
          </draw:text-box>
        </draw:frame>
        <draw:frame draw:style-name="gr7" draw:text-style-name="P4" draw:layer="layout" svg:width="3.804cm" svg:height="1.505cm" svg:x="16.786cm" svg:y="1cm">
          <draw:text-box>
            <text:p text:style-name="P3"><text:span text:style-name="T2">PayPal</text:span></text:p>
          </draw:text-box>
        </draw:frame>
        <draw:custom-shape draw:style-name="gr1" draw:text-style-name="P2" xml:id="id4" draw:id="id4" draw:layer="layout" svg:width="8.024cm" svg:height="1.45cm" svg:x="12.2cm" svg:y="5.07cm">
          <text:p text:style-name="P2"><text:span text:style-name="T1">Generat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5.795cm" svg:x2="12.2cm" svg:y2="5.795cm" draw:start-shape="id3" draw:start-glue-point="1" draw:end-shape="id4" draw:end-glue-point="3" svg:d="M8900 5795h3300" svg:viewBox="0 0 3301 1">
          <text:p/>
        </draw:connector>
        <draw:frame draw:style-name="gr8" draw:text-style-name="P1" draw:layer="layout" svg:width="2.776cm" svg:height="1.673cm" svg:x="9.225cm" svg:y="3.896cm">
          <draw:text-box>
            <text:p text:style-name="P1">HTTP POST</text:p>
          </draw:text-box>
        </draw:frame>
        <draw:custom-shape draw:style-name="gr1" draw:text-style-name="P2" xml:id="id7" draw:id="id7" draw:layer="layout" svg:width="8.024cm" svg:height="1.45cm" svg:x="12.2cm" svg:y="10cm">
          <text:p text:style-name="P2"><text:span text:style-name="T1">Generate Pay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10.725cm" svg:x2="12.2cm" svg:y2="10.725cm" draw:start-shape="id6" draw:start-glue-point="1" draw:end-shape="id7" draw:end-glue-point="3" svg:d="M8900 10725h3300" svg:viewBox="0 0 3301 1">
          <text:p/>
        </draw:connector>
        <draw:custom-shape draw:style-name="gr1" draw:text-style-name="P2" xml:id="id5" draw:id="id5" draw:layer="layout" svg:width="6.5cm" svg:height="1.45cm" svg:x="2.4cm" svg:y="7.817cm">
          <text:p text:style-name="P1"><text:span text:style-name="T1">Sav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9.267cm" svg:x2="5.65cm" svg:y2="10cm" draw:start-shape="id5" draw:start-glue-point="2" draw:end-shape="id6" draw:end-glue-point="0" svg:d="M5650 9267v733" svg:viewBox="0 0 1 734">
          <text:p/>
        </draw:connector>
        <draw:custom-shape draw:style-name="gr1" draw:text-style-name="P2" xml:id="id9" draw:id="id9" draw:layer="layout" svg:width="6.5cm" svg:height="1.45cm" svg:x="2.4cm" svg:y="15.3cm">
          <text:p text:style-name="P1"><text:span text:style-name="T1">Redirect to Approve UR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.5cm" svg:height="1.45cm" svg:x="2.4cm" svg:y="12.8cm">
          <text:p text:style-name="P1"><text:span text:style-name="T1">Save Payment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1.45cm" svg:x2="5.65cm" svg:y2="12.8cm" draw:start-shape="id7" draw:start-glue-point="2" draw:end-shape="id8" draw:end-glue-point="0" svg:d="M16212 11450v675h-10562v675" svg:viewBox="0 0 10563 1351">
          <text:p/>
        </draw:connector>
        <draw:connector draw:style-name="gr3" draw:text-style-name="P1" draw:layer="layout" svg:x1="5.65cm" svg:y1="14.25cm" svg:x2="5.65cm" svg:y2="15.3cm" draw:start-shape="id8" draw:start-glue-point="2" draw:end-shape="id9" draw:end-glue-point="0" svg:d="M5650 14250v1050" svg:viewBox="0 0 1 1051">
          <text:p/>
        </draw:connector>
        <draw:connector draw:style-name="gr3" draw:text-style-name="P1" draw:layer="layout" svg:x1="8.9cm" svg:y1="16.025cm" svg:x2="12.2cm" svg:y2="16.025cm" draw:start-shape="id9" draw:start-glue-point="1" draw:end-shape="id10" draw:end-glue-point="3" svg:d="M8900 16025h3300" svg:viewBox="0 0 3301 1">
          <text:p/>
        </draw:connector>
        <draw:custom-shape draw:style-name="gr1" draw:text-style-name="P2" xml:id="id10" draw:id="id10" draw:layer="layout" svg:width="8.024cm" svg:height="2.9cm" svg:x="12.2cm" svg:y="14.575cm">
          <text:p text:style-name="P2"><text:span text:style-name="T1">Show Payment Details</text:span><text:span text:style-name="T1"><text:line-break/></text:span><text:span text:style-name="T1">Offer PayPal Account Log In</text:span><text:span text:style-name="T1"><text:line-break/></text:span><text:span text:style-name="T1">and Credit Card Pay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8.024cm" svg:height="1.45cm" svg:x="12.2cm" svg:y="18.299cm">
          <text:p text:style-name="P2"><text:span text:style-name="T1">Approve Pay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7.475cm" svg:x2="16.212cm" svg:y2="18.299cm" draw:start-shape="id10" draw:start-glue-point="2" draw:end-shape="id11" draw:end-glue-point="0" svg:d="M16212 17475v824" svg:viewBox="0 0 1 825">
          <text:p/>
        </draw:connector>
        <draw:frame draw:style-name="gr8" draw:text-style-name="P1" draw:layer="layout" svg:width="6.8cm" svg:height="1.204cm" svg:x="10.6cm" svg:y="7.261cm">
          <draw:text-box>
            <text:p text:style-name="P1">HTTP response</text:p>
          </draw:text-box>
        </draw:frame>
        <draw:frame draw:style-name="gr8" draw:text-style-name="P1" draw:layer="layout" svg:width="2.776cm" svg:height="1.673cm" svg:x="9.138cm" svg:y="8.987cm">
          <draw:text-box>
            <text:p text:style-name="P1">HTTP POST</text:p>
          </draw:text-box>
        </draw:frame>
        <draw:frame draw:style-name="gr8" draw:text-style-name="P1" draw:layer="layout" svg:width="6.8cm" svg:height="1.204cm" svg:x="10.6cm" svg:y="12.257cm">
          <draw:text-box>
            <text:p text:style-name="P1">HTTP response</text:p>
          </draw:text-box>
        </draw:frame>
        <draw:frame draw:style-name="gr8" draw:text-style-name="P1" draw:layer="layout" svg:width="2.776cm" svg:height="1.673cm" svg:x="9.168cm" svg:y="14.225cm">
          <draw:text-box>
            <text:p text:style-name="P1">HTTP GET</text:p>
          </draw:text-box>
        </draw:frame>
        <draw:frame draw:style-name="gr8" draw:text-style-name="P1" draw:layer="layout" svg:width="4.569cm" svg:height="1.204cm" svg:x="16.055cm" svg:y="17.375cm">
          <draw:text-box>
            <text:p text:style-name="P1">HTTP POST</text:p>
          </draw:text-box>
        </draw:frame>
        <draw:custom-shape draw:style-name="gr1" draw:text-style-name="P2" xml:id="id12" draw:id="id12" draw:layer="layout" svg:width="6.5cm" svg:height="1.45cm" svg:x="2.4cm" svg:y="21.078cm">
          <text:p text:style-name="P1"><text:span text:style-name="T1">Execute Pay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9.749cm" svg:x2="5.65cm" svg:y2="21.078cm" draw:start-shape="id11" draw:start-glue-point="2" draw:end-shape="id12" draw:end-glue-point="0" svg:d="M16212 19749v665h-10562v664" svg:viewBox="0 0 10563 1330">
          <text:p/>
        </draw:connector>
        <draw:frame draw:style-name="gr8" draw:text-style-name="P1" draw:layer="layout" svg:width="4.31cm" svg:height="1.204cm" svg:x="11.32cm" svg:y="20.502cm">
          <draw:text-box>
            <text:p text:style-name="P1">HTTP GET</text:p>
          </draw:text-box>
        </draw:frame>
        <draw:custom-shape draw:style-name="gr1" draw:text-style-name="P2" xml:id="id13" draw:id="id13" draw:layer="layout" svg:width="6.5cm" svg:height="1.45cm" svg:x="2.4cm" svg:y="23.464cm">
          <text:p text:style-name="P1"><text:span text:style-name="T1">“</text:span><text:span text:style-name="T1">Thank You” Pa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22.528cm" svg:x2="5.65cm" svg:y2="23.464cm" draw:start-shape="id12" draw:start-glue-point="2" draw:end-shape="id13" draw:end-glue-point="0" svg:d="M5650 22528v936" svg:viewBox="0 0 1 937">
          <text:p/>
        </draw:connector>
        <draw:custom-shape draw:style-name="gr2" draw:text-style-name="P1" xml:id="id14" draw:id="id14" draw:layer="layout" svg:width="1.041cm" svg:height="0.952cm" svg:x="5.13cm" svg:y="2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207cm" svg:height="1.127cm" svg:x="6.787cm" svg:y="25.801cm">
          <draw:text-box>
            <text:p>End</text:p>
          </draw:text-box>
        </draw:frame>
        <draw:connector draw:style-name="gr3" draw:text-style-name="P1" draw:layer="layout" svg:x1="5.65cm" svg:y1="24.914cm" svg:x2="5.651cm" svg:y2="25.917cm" draw:start-shape="id13" draw:start-glue-point="2" draw:end-shape="id14" draw:end-glue-point="4" svg:d="M5650 24914v502h1v501" svg:viewBox="0 0 2 1004">
          <text:p/>
        </draw:connector>
        <draw:connector draw:style-name="gr9" draw:text-style-name="P1" draw:layer="layout" draw:line-skew="-0.664cm" svg:x1="2.4cm" svg:y1="3.481cm" svg:x2="2.4cm" svg:y2="10.725cm" draw:start-shape="id2" draw:start-glue-point="3" draw:end-shape="id6" draw:end-glue-point="3" svg:d="M2400 3481h-1165v7244h1165" svg:viewBox="0 0 1166 7245">
          <text:p/>
        </draw:connector>
      </draw:page>
      <draw:page draw:name="page2" draw:style-name="dp1" draw:master-page-name="Default">
        <draw:custom-shape draw:style-name="gr1" draw:text-style-name="P2" xml:id="id16" draw:id="id16" draw:layer="layout" svg:width="6.5cm" svg:height="1.45cm" svg:x="2.4cm" svg:y="2.756cm">
          <text:p text:style-name="P1"><text:span text:style-name="T1">Check O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1.041cm" svg:height="0.952cm" svg:x="5.1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41cm" svg:y1="1.952cm" svg:x2="5.65cm" svg:y2="2.756cm" draw:start-shape="id15" draw:start-glue-point="8" draw:end-shape="id16" draw:end-glue-point="0" svg:d="M5641 1952v403h9v401" svg:viewBox="0 0 10 805">
          <text:p/>
        </draw:connector>
        <draw:frame draw:style-name="gr4" draw:layer="layout" svg:width="4.207cm" svg:height="1.127cm" svg:x="6.266cm" svg:y="1.058cm">
          <draw:text-box>
            <text:p>Start</text:p>
          </draw:text-box>
        </draw:frame>
        <draw:custom-shape draw:style-name="gr1" draw:text-style-name="P2" xml:id="id20" draw:id="id20" draw:layer="layout" svg:width="6.5cm" svg:height="1.45cm" svg:x="2.4cm" svg:y="10cm">
          <text:p text:style-name="P1"><text:span text:style-name="T1">Send “Create Plan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6.5cm" svg:height="1.45cm" svg:x="2.4cm" svg:y="5.07cm">
          <text:p text:style-name="P1"><text:span text:style-name="T1">Send “Credentials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4.206cm" svg:x2="5.65cm" svg:y2="5.07cm" draw:start-shape="id16" draw:start-glue-point="2" draw:end-shape="id17" draw:end-glue-point="0" svg:d="M5650 4206v864" svg:viewBox="0 0 1 865">
          <text:p/>
        </draw:connector>
        <draw:connector draw:style-name="gr3" draw:text-style-name="P1" draw:layer="layout" svg:x1="16.212cm" svg:y1="6.52cm" svg:x2="5.65cm" svg:y2="7.817cm" draw:start-shape="id18" draw:start-glue-point="2" draw:end-shape="id19" draw:end-glue-point="0" svg:d="M16212 6520v649h-10562v648" svg:viewBox="0 0 10563 1298">
          <text:p/>
        </draw:connector>
        <draw:line draw:style-name="gr5" draw:text-style-name="P1" draw:layer="layout" svg:x1="10.887cm" svg:y1="1cm" svg:x2="11.017cm" svg:y2="26.94cm">
          <text:p/>
        </draw:line>
        <draw:frame draw:style-name="gr6" draw:layer="layout" svg:width="3.164cm" svg:height="1.375cm" svg:x="1cm" svg:y="1cm">
          <draw:text-box>
            <text:p><text:span text:style-name="T2">Snap</text:span>!</text:p>
          </draw:text-box>
        </draw:frame>
        <draw:frame draw:style-name="gr7" draw:text-style-name="P4" draw:layer="layout" svg:width="3.804cm" svg:height="1.505cm" svg:x="16.786cm" svg:y="1cm">
          <draw:text-box>
            <text:p text:style-name="P3"><text:span text:style-name="T2">PayPal</text:span></text:p>
          </draw:text-box>
        </draw:frame>
        <draw:custom-shape draw:style-name="gr1" draw:text-style-name="P2" xml:id="id18" draw:id="id18" draw:layer="layout" svg:width="8.024cm" svg:height="1.45cm" svg:x="12.2cm" svg:y="5.07cm">
          <text:p text:style-name="P2"><text:span text:style-name="T1">Generat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5.795cm" svg:x2="12.2cm" svg:y2="5.795cm" draw:start-shape="id17" draw:start-glue-point="1" draw:end-shape="id18" draw:end-glue-point="3" svg:d="M8900 5795h3300" svg:viewBox="0 0 3301 1">
          <text:p/>
        </draw:connector>
        <draw:frame draw:style-name="gr8" draw:text-style-name="P1" draw:layer="layout" svg:width="2.776cm" svg:height="1.673cm" svg:x="9.225cm" svg:y="3.896cm">
          <draw:text-box>
            <text:p text:style-name="P1">HTTP POST</text:p>
          </draw:text-box>
        </draw:frame>
        <draw:custom-shape draw:style-name="gr1" draw:text-style-name="P2" xml:id="id21" draw:id="id21" draw:layer="layout" svg:width="8.024cm" svg:height="1.45cm" svg:x="12.2cm" svg:y="10cm">
          <text:p text:style-name="P2"><text:span text:style-name="T1">Generate Pla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10.725cm" svg:x2="12.2cm" svg:y2="10.725cm" draw:start-shape="id20" draw:start-glue-point="1" draw:end-shape="id21" draw:end-glue-point="3" svg:d="M8900 10725h3300" svg:viewBox="0 0 3301 1">
          <text:p/>
        </draw:connector>
        <draw:custom-shape draw:style-name="gr1" draw:text-style-name="P2" xml:id="id19" draw:id="id19" draw:layer="layout" svg:width="6.5cm" svg:height="1.45cm" svg:x="2.4cm" svg:y="7.817cm">
          <text:p text:style-name="P1"><text:span text:style-name="T1">Sav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9.267cm" svg:x2="5.65cm" svg:y2="10cm" draw:start-shape="id19" draw:start-glue-point="2" draw:end-shape="id20" draw:end-glue-point="0" svg:d="M5650 9267v733" svg:viewBox="0 0 1 734">
          <text:p/>
        </draw:connector>
        <draw:custom-shape draw:style-name="gr1" draw:text-style-name="P2" xml:id="id23" draw:id="id23" draw:layer="layout" svg:width="6.5cm" svg:height="1.45cm" svg:x="2.4cm" svg:y="15.3cm">
          <text:p text:style-name="P1"><text:span text:style-name="T1">Activate Pl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6.5cm" svg:height="1.45cm" svg:x="2.4cm" svg:y="12.8cm">
          <text:p text:style-name="P1"><text:span text:style-name="T1">Save Plan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1.45cm" svg:x2="5.65cm" svg:y2="12.8cm" draw:start-shape="id21" draw:start-glue-point="2" draw:end-shape="id22" draw:end-glue-point="0" svg:d="M16212 11450v675h-10562v675" svg:viewBox="0 0 10563 1351">
          <text:p/>
        </draw:connector>
        <draw:connector draw:style-name="gr3" draw:text-style-name="P1" draw:layer="layout" svg:x1="5.65cm" svg:y1="14.25cm" svg:x2="5.65cm" svg:y2="15.3cm" draw:start-shape="id22" draw:start-glue-point="2" draw:end-shape="id23" draw:end-glue-point="0" svg:d="M5650 14250v1050" svg:viewBox="0 0 1 1051">
          <text:p/>
        </draw:connector>
        <draw:connector draw:style-name="gr3" draw:text-style-name="P1" draw:layer="layout" svg:x1="8.9cm" svg:y1="16.025cm" svg:x2="12.2cm" svg:y2="16.025cm" draw:start-shape="id23" draw:start-glue-point="1" draw:end-shape="id24" draw:end-glue-point="3" svg:d="M8900 16025h3300" svg:viewBox="0 0 3301 1">
          <text:p/>
        </draw:connector>
        <draw:custom-shape draw:style-name="gr1" draw:text-style-name="P2" xml:id="id24" draw:id="id24" draw:layer="layout" svg:width="8.024cm" svg:height="1.45cm" svg:x="12.2cm" svg:y="15.3cm">
          <text:p text:style-name="P2"><text:span text:style-name="T1">Change Plan Statu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6.75cm" svg:x2="5.65cm" svg:y2="18.164cm" draw:start-shape="id24" draw:start-glue-point="2" draw:end-shape="id25" draw:end-glue-point="0" svg:d="M16212 16750v707h-10562v707" svg:viewBox="0 0 10563 1415">
          <text:p/>
        </draw:connector>
        <draw:frame draw:style-name="gr8" draw:text-style-name="P1" draw:layer="layout" svg:width="6.8cm" svg:height="1.204cm" svg:x="10.6cm" svg:y="7.261cm">
          <draw:text-box>
            <text:p text:style-name="P1">HTTP response</text:p>
          </draw:text-box>
        </draw:frame>
        <draw:frame draw:style-name="gr8" draw:text-style-name="P1" draw:layer="layout" svg:width="2.776cm" svg:height="1.673cm" svg:x="9.138cm" svg:y="8.987cm">
          <draw:text-box>
            <text:p text:style-name="P1">HTTP POST</text:p>
          </draw:text-box>
        </draw:frame>
        <draw:frame draw:style-name="gr8" draw:text-style-name="P1" draw:layer="layout" svg:width="6.8cm" svg:height="1.204cm" svg:x="10.6cm" svg:y="12.257cm">
          <draw:text-box>
            <text:p text:style-name="P1">HTTP response</text:p>
          </draw:text-box>
        </draw:frame>
        <draw:frame draw:style-name="gr8" draw:text-style-name="P1" draw:layer="layout" svg:width="2.776cm" svg:height="1.673cm" svg:x="9.168cm" svg:y="14.225cm">
          <draw:text-box>
            <text:p text:style-name="P1">HTTP PATCH</text:p>
          </draw:text-box>
        </draw:frame>
        <draw:custom-shape draw:style-name="gr1" draw:text-style-name="P2" xml:id="id25" draw:id="id25" draw:layer="layout" svg:width="6.5cm" svg:height="1.45cm" svg:x="2.4cm" svg:y="18.164cm">
          <text:p text:style-name="P1"><text:span text:style-name="T1">Verify Suc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1.041cm" svg:height="0.952cm" svg:x="5.13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207cm" svg:height="1.127cm" svg:x="6.787cm" svg:y="20.501cm">
          <draw:text-box>
            <text:p>End</text:p>
          </draw:text-box>
        </draw:frame>
        <draw:connector draw:style-name="gr3" draw:text-style-name="P1" draw:layer="layout" svg:x1="5.65cm" svg:y1="19.614cm" svg:x2="5.651cm" svg:y2="20.617cm" draw:start-shape="id25" draw:start-glue-point="2" draw:end-shape="id26" draw:end-glue-point="4" svg:d="M5650 19614v502h1v501" svg:viewBox="0 0 2 1004">
          <text:p/>
        </draw:connector>
        <draw:connector draw:style-name="gr9" draw:text-style-name="P1" draw:layer="layout" draw:line-skew="-0.664cm" svg:x1="2.4cm" svg:y1="3.481cm" svg:x2="2.4cm" svg:y2="10.725cm" draw:start-shape="id16" draw:start-glue-point="3" draw:end-shape="id20" draw:end-glue-point="3" svg:d="M2400 3481h-1165v7244h1165" svg:viewBox="0 0 1166 7245">
          <text:p/>
        </draw:connector>
        <draw:frame draw:style-name="gr8" draw:text-style-name="P1" draw:layer="layout" svg:width="6.8cm" svg:height="1.204cm" svg:x="10.6cm" svg:y="17.557cm">
          <draw:text-box>
            <text:p text:style-name="P1">HTTP response</text:p>
          </draw:text-box>
        </draw:frame>
      </draw:page>
      <draw:page draw:name="page3" draw:style-name="dp1" draw:master-page-name="Default">
        <draw:custom-shape draw:style-name="gr10" draw:text-style-name="P2" xml:id="id28" draw:id="id28" draw:layer="Layout" svg:width="6.5cm" svg:height="1.45cm" svg:x="2.4cm" svg:y="2.756cm">
          <text:p text:style-name="P5"><text:span text:style-name="T1">Check 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27" draw:id="id27" draw:layer="Layout" svg:width="1.041cm" svg:height="0.952cm" svg:x="5.1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41cm" svg:y1="1.952cm" svg:x2="5.65cm" svg:y2="2.756cm" draw:start-shape="id27" draw:start-glue-point="8" draw:end-shape="id28" draw:end-glue-point="0" svg:d="M5641 1952v403h9v401" svg:viewBox="0 0 10 805">
          <text:p/>
        </draw:connector>
        <draw:frame draw:style-name="gr4" draw:text-style-name="P6" draw:layer="layout" svg:width="4.207cm" svg:height="1.127cm" svg:x="6.266cm" svg:y="1.058cm">
          <draw:text-box>
            <text:p text:style-name="P6">Start</text:p>
          </draw:text-box>
        </draw:frame>
        <draw:custom-shape draw:style-name="gr10" draw:text-style-name="P2" xml:id="id32" draw:id="id32" draw:layer="Layout" svg:width="6.5cm" svg:height="1.45cm" svg:x="2.4cm" svg:y="10cm">
          <text:p text:style-name="P5"><text:span text:style-name="T1">Send “Create Agreement”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9" draw:id="id29" draw:layer="Layout" svg:width="6.5cm" svg:height="1.45cm" svg:x="2.4cm" svg:y="5.07cm">
          <text:p text:style-name="P5"><text:span text:style-name="T1">Send “Credentials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4.206cm" svg:x2="5.65cm" svg:y2="5.07cm" draw:start-shape="id28" draw:start-glue-point="2" draw:end-shape="id29" draw:end-glue-point="0" svg:d="M5650 4206v864" svg:viewBox="0 0 1 865">
          <text:p/>
        </draw:connector>
        <draw:connector draw:style-name="gr3" draw:text-style-name="P1" draw:layer="layout" svg:x1="16.212cm" svg:y1="6.52cm" svg:x2="5.65cm" svg:y2="7.817cm" draw:start-shape="id30" draw:start-glue-point="2" draw:end-shape="id31" draw:end-glue-point="0" svg:d="M16212 6520v649h-10562v648" svg:viewBox="0 0 10563 1298">
          <text:p/>
        </draw:connector>
        <draw:line draw:style-name="gr5" draw:text-style-name="P1" draw:layer="layout" svg:x1="10.887cm" svg:y1="1cm" svg:x2="11.017cm" svg:y2="26.94cm">
          <text:p/>
        </draw:line>
        <draw:frame draw:style-name="gr6" draw:text-style-name="P6" draw:layer="layout" svg:width="3.164cm" svg:height="1.375cm" svg:x="1cm" svg:y="1cm">
          <draw:text-box>
            <text:p text:style-name="P6"><text:span text:style-name="T2">Snap</text:span>!</text:p>
          </draw:text-box>
        </draw:frame>
        <draw:frame draw:style-name="gr7" draw:text-style-name="P7" draw:layer="layout" svg:width="3.804cm" svg:height="1.505cm" svg:x="16.786cm" svg:y="1cm">
          <draw:text-box>
            <text:p text:style-name="P7"><text:span text:style-name="T2">PayPal</text:span></text:p>
          </draw:text-box>
        </draw:frame>
        <draw:custom-shape draw:style-name="gr10" draw:text-style-name="P2" xml:id="id30" draw:id="id30" draw:layer="Layout" svg:width="8.024cm" svg:height="1.45cm" svg:x="12.2cm" svg:y="5.07cm">
          <text:p text:style-name="P2"><text:span text:style-name="T1">Generat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5.795cm" svg:x2="12.2cm" svg:y2="5.795cm" draw:start-shape="id29" draw:start-glue-point="1" draw:end-shape="id30" draw:end-glue-point="3" svg:d="M8900 5795h3300" svg:viewBox="0 0 3301 1">
          <text:p/>
        </draw:connector>
        <draw:frame draw:style-name="gr8" draw:text-style-name="P8" draw:layer="layout" svg:width="2.776cm" svg:height="1.673cm" svg:x="9.225cm" svg:y="3.896cm">
          <draw:text-box>
            <text:p text:style-name="P8">HTTP POST</text:p>
          </draw:text-box>
        </draw:frame>
        <draw:custom-shape draw:style-name="gr10" draw:text-style-name="P2" xml:id="id33" draw:id="id33" draw:layer="Layout" svg:width="8.024cm" svg:height="1.45cm" svg:x="12.2cm" svg:y="10cm">
          <text:p text:style-name="P2"><text:span text:style-name="T1">Generate Agree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9cm" svg:y1="10.725cm" svg:x2="12.2cm" svg:y2="10.725cm" draw:start-shape="id32" draw:start-glue-point="1" draw:end-shape="id33" draw:end-glue-point="3" svg:d="M8900 10725h3300" svg:viewBox="0 0 3301 1">
          <text:p/>
        </draw:connector>
        <draw:custom-shape draw:style-name="gr10" draw:text-style-name="P2" xml:id="id31" draw:id="id31" draw:layer="Layout" svg:width="6.5cm" svg:height="1.45cm" svg:x="2.4cm" svg:y="7.817cm">
          <text:p text:style-name="P5"><text:span text:style-name="T1">Save OAuth2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9.267cm" svg:x2="5.65cm" svg:y2="10cm" draw:start-shape="id31" draw:start-glue-point="2" draw:end-shape="id32" draw:end-glue-point="0" svg:d="M5650 9267v733" svg:viewBox="0 0 1 734">
          <text:p/>
        </draw:connector>
        <draw:custom-shape draw:style-name="gr10" draw:text-style-name="P2" xml:id="id35" draw:id="id35" draw:layer="Layout" svg:width="6.5cm" svg:height="1.45cm" svg:x="2.4cm" svg:y="15.3cm">
          <text:p text:style-name="P5"><text:span text:style-name="T1">Redirect to Approve UR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4" draw:id="id34" draw:layer="Layout" svg:width="6.5cm" svg:height="1.45cm" svg:x="2.4cm" svg:y="12.8cm">
          <text:p text:style-name="P5"><text:span text:style-name="T1">Save Agreement To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1.45cm" svg:x2="5.65cm" svg:y2="12.8cm" draw:start-shape="id33" draw:start-glue-point="2" draw:end-shape="id34" draw:end-glue-point="0" svg:d="M16212 11450v675h-10562v675" svg:viewBox="0 0 10563 1351">
          <text:p/>
        </draw:connector>
        <draw:connector draw:style-name="gr3" draw:text-style-name="P1" draw:layer="layout" svg:x1="5.65cm" svg:y1="14.25cm" svg:x2="5.65cm" svg:y2="15.3cm" draw:start-shape="id34" draw:start-glue-point="2" draw:end-shape="id35" draw:end-glue-point="0" svg:d="M5650 14250v1050" svg:viewBox="0 0 1 1051">
          <text:p/>
        </draw:connector>
        <draw:connector draw:style-name="gr3" draw:text-style-name="P1" draw:layer="layout" svg:x1="8.9cm" svg:y1="16.025cm" svg:x2="12.2cm" svg:y2="16.025cm" draw:start-shape="id35" draw:start-glue-point="1" draw:end-shape="id36" draw:end-glue-point="3" svg:d="M8900 16025h3300" svg:viewBox="0 0 3301 1">
          <text:p/>
        </draw:connector>
        <draw:custom-shape draw:style-name="gr10" draw:text-style-name="P2" xml:id="id36" draw:id="id36" draw:layer="Layout" svg:width="8.024cm" svg:height="2.9cm" svg:x="12.2cm" svg:y="14.575cm">
          <text:p text:style-name="P2"><text:span text:style-name="T1">Show Agreement Details</text:span><text:span text:style-name="T1"><text:line-break/></text:span><text:span text:style-name="T1">Offer PayPal Account Log In</text:span><text:span text:style-name="T1"><text:line-break/></text:span><text:span text:style-name="T1">and Credit Card Paym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7" draw:id="id37" draw:layer="Layout" svg:width="8.024cm" svg:height="1.45cm" svg:x="12.2cm" svg:y="18.299cm">
          <text:p text:style-name="P2"><text:span text:style-name="T1">Approve Agree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7.475cm" svg:x2="16.212cm" svg:y2="18.299cm" draw:start-shape="id36" draw:start-glue-point="2" draw:end-shape="id37" draw:end-glue-point="0" svg:d="M16212 17475v824" svg:viewBox="0 0 1 825">
          <text:p/>
        </draw:connector>
        <draw:frame draw:style-name="gr8" draw:text-style-name="P8" draw:layer="layout" svg:width="6.8cm" svg:height="1.204cm" svg:x="10.6cm" svg:y="7.261cm">
          <draw:text-box>
            <text:p text:style-name="P8">HTTP response</text:p>
          </draw:text-box>
        </draw:frame>
        <draw:frame draw:style-name="gr8" draw:text-style-name="P8" draw:layer="layout" svg:width="2.776cm" svg:height="1.673cm" svg:x="9.138cm" svg:y="8.987cm">
          <draw:text-box>
            <text:p text:style-name="P8">HTTP POST</text:p>
          </draw:text-box>
        </draw:frame>
        <draw:frame draw:style-name="gr8" draw:text-style-name="P8" draw:layer="layout" svg:width="6.8cm" svg:height="1.204cm" svg:x="10.6cm" svg:y="12.257cm">
          <draw:text-box>
            <text:p text:style-name="P8">HTTP response</text:p>
          </draw:text-box>
        </draw:frame>
        <draw:frame draw:style-name="gr8" draw:text-style-name="P8" draw:layer="layout" svg:width="2.776cm" svg:height="1.673cm" svg:x="9.168cm" svg:y="14.225cm">
          <draw:text-box>
            <text:p text:style-name="P8">HTTP GET</text:p>
          </draw:text-box>
        </draw:frame>
        <draw:frame draw:style-name="gr8" draw:text-style-name="P8" draw:layer="layout" svg:width="4.569cm" svg:height="1.204cm" svg:x="16.055cm" svg:y="17.375cm">
          <draw:text-box>
            <text:p text:style-name="P8">HTTP POST</text:p>
          </draw:text-box>
        </draw:frame>
        <draw:custom-shape draw:style-name="gr10" draw:text-style-name="P2" xml:id="id38" draw:id="id38" draw:layer="Layout" svg:width="6.5cm" svg:height="1.45cm" svg:x="2.4cm" svg:y="21.078cm">
          <text:p text:style-name="P5"><text:span text:style-name="T1">Execute Agree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12cm" svg:y1="19.749cm" svg:x2="5.65cm" svg:y2="21.078cm" draw:start-shape="id37" draw:start-glue-point="2" draw:end-shape="id38" draw:end-glue-point="0" svg:d="M16212 19749v665h-10562v664" svg:viewBox="0 0 10563 1330">
          <text:p/>
        </draw:connector>
        <draw:frame draw:style-name="gr8" draw:text-style-name="P8" draw:layer="layout" svg:width="4.31cm" svg:height="1.204cm" svg:x="11.32cm" svg:y="20.502cm">
          <draw:text-box>
            <text:p text:style-name="P8">HTTP GET</text:p>
          </draw:text-box>
        </draw:frame>
        <draw:custom-shape draw:style-name="gr10" draw:text-style-name="P2" xml:id="id39" draw:id="id39" draw:layer="Layout" svg:width="6.5cm" svg:height="1.45cm" svg:x="2.4cm" svg:y="23.464cm">
          <text:p text:style-name="P5"><text:span text:style-name="T1">“</text:span><text:span text:style-name="T1">Thank You” Pa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cm" svg:y1="22.528cm" svg:x2="5.65cm" svg:y2="23.464cm" draw:start-shape="id38" draw:start-glue-point="2" draw:end-shape="id39" draw:end-glue-point="0" svg:d="M5650 22528v936" svg:viewBox="0 0 1 937">
          <text:p/>
        </draw:connector>
        <draw:custom-shape draw:style-name="gr11" draw:text-style-name="P1" xml:id="id40" draw:id="id40" draw:layer="Layout" svg:width="1.041cm" svg:height="0.952cm" svg:x="5.13cm" svg:y="2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207cm" svg:height="1.127cm" svg:x="6.787cm" svg:y="25.801cm">
          <draw:text-box>
            <text:p text:style-name="P6">End</text:p>
          </draw:text-box>
        </draw:frame>
        <draw:connector draw:style-name="gr3" draw:text-style-name="P1" draw:layer="layout" svg:x1="5.65cm" svg:y1="24.914cm" svg:x2="5.651cm" svg:y2="25.917cm" draw:start-shape="id39" draw:start-glue-point="2" draw:end-shape="id40" draw:end-glue-point="4" svg:d="M5650 24914v502h1v501" svg:viewBox="0 0 2 1004">
          <text:p/>
        </draw:connector>
        <draw:connector draw:style-name="gr9" draw:text-style-name="P1" draw:layer="layout" draw:line-skew="-0.664cm" svg:x1="2.4cm" svg:y1="3.481cm" svg:x2="2.4cm" svg:y2="10.725cm" draw:start-shape="id28" draw:start-glue-point="3" draw:end-shape="id32" draw:end-glue-point="3" svg:d="M2400 3481h-1165v7244h1165" svg:viewBox="0 0 1166 72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5-01-08T15:36:40.236235643</meta:creation-date>
    <dc:date>2015-01-08T16:59:19.365261901</dc:date>
    <dc:creator>Alexis Wilke</dc:creator>
    <meta:editing-duration>PT1H6M54S</meta:editing-duration>
    <meta:editing-cycles>6</meta:editing-cycles>
    <meta:generator>LibreOffice/4.2.7.2$Linux_X86_64 LibreOffice_project/420m0$Build-2</meta:generator>
    <meta:document-statistic meta:object-count="115"/>
  </office:meta>
</office:document-meta>
</file>